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6pt" style:font-size-asian="16pt"/>
    </style:style>
    <style:style style:name="P2" style:parent-style-name="Normál" style:family="paragraph">
      <style:text-properties style:font-name="Times New Roman" style:font-name-complex="Times New Roman" fo:font-size="14pt" style:font-size-asian="14pt"/>
    </style:style>
    <style:style style:name="TableColumn4" style:family="table-column">
      <style:table-column-properties style:column-width="1.4687in"/>
    </style:style>
    <style:style style:name="TableColumn5" style:family="table-column">
      <style:table-column-properties style:column-width="1.6138in"/>
    </style:style>
    <style:style style:name="TableColumn6" style:family="table-column">
      <style:table-column-properties style:column-width="1.5965in"/>
    </style:style>
    <style:style style:name="TableColumn7" style:family="table-column">
      <style:table-column-properties style:column-width="1.6138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10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/>
    </style:style>
    <style:style style:name="TableCell11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12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/>
    </style:style>
    <style:style style:name="TableCell13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14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/>
    </style:style>
    <style:style style:name="TableCell15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16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/>
    </style:style>
    <style:style style:name="TableRow17" style:family="table-row">
      <style:table-row-properties/>
    </style:style>
    <style:style style:name="TableCell1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9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ableCell2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2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2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5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F4B083" style:writing-mode="lr-tb" fo:padding-top="0in" fo:padding-left="0.075in" fo:padding-bottom="0in" fo:padding-right="0.075in"/>
    </style:style>
    <style:style style:name="P28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ableCell29" style:family="table-cell">
      <style:table-cell-properties fo:border="0.0069in solid #F4B083" style:writing-mode="lr-tb" fo:padding-top="0in" fo:padding-left="0.075in" fo:padding-bottom="0in" fo:padding-right="0.075in"/>
    </style:style>
    <style:style style:name="P30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31" style:family="table-cell">
      <style:table-cell-properties fo:border="0.0069in solid #F4B083" style:writing-mode="lr-tb" fo:padding-top="0in" fo:padding-left="0.075in" fo:padding-bottom="0in" fo:padding-right="0.075in"/>
    </style:style>
    <style:style style:name="P32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33" style:family="table-cell">
      <style:table-cell-properties fo:border="0.0069in solid #F4B083" style:writing-mode="lr-tb" fo:padding-top="0in" fo:padding-left="0.075in" fo:padding-bottom="0in" fo:padding-right="0.075in"/>
    </style:style>
    <style:style style:name="P34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Row35" style:family="table-row">
      <style:table-row-properties/>
    </style:style>
    <style:style style:name="TableCell3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7" style:parent-style-name="Normá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ableCell3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9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4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1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TableCell4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3" style:parent-style-name="Normál" style:family="paragraph">
      <style:paragraph-properties fo:margin-bottom="0in" fo:line-height="100%"/>
      <style:text-properties style:font-name="Times New Roman" style:font-name-complex="Times New Roman" fo:font-size="14pt" style:font-size-asian="14pt"/>
    </style:style>
    <style:style style:name="P44" style:parent-style-name="Normál" style:family="paragraph">
      <style:text-properties style:font-name="Times New Roman" style:font-name-complex="Times New Roman" fo:font-size="14pt" style:font-size-asian="14pt"/>
    </style:style>
    <style:style style:name="P45" style:parent-style-name="Listaszerűbekezdés" style:list-style-name="LFO1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6" style:parent-style-name="Normál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/>
    </style:style>
    <style:style style:name="P47" style:parent-style-name="Listaszerűbekezdés" style:list-style-name="LFO1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8" style:parent-style-name="Normál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/>
    </style:style>
    <style:style style:name="P49" style:parent-style-name="Listaszerűbekezdés" style:list-style-name="LFO1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50" style:parent-style-name="Normál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/>
    </style:style>
    <style:style style:name="P51" style:parent-style-name="Normál" style:family="paragraph">
      <style:text-properties style:font-name="Times New Roman" style:font-name-complex="Times New Roman" fo:font-size="14pt" style:font-size-asian="14pt"/>
    </style:style>
    <style:style style:name="P52" style:parent-style-name="Normál" style:family="paragraph">
      <style:text-properties style:font-name="Times New Roman" style:font-name-complex="Times New Roman" fo:font-size="14pt" style:font-size-asian="14pt"/>
    </style:style>
    <style:style style:name="P53" style:parent-style-name="Normál" style:family="paragraph">
      <style:text-properties style:font-name="Times New Roman" style:font-name-complex="Times New Roman" fo:font-size="14pt" style:font-size-asian="14pt"/>
    </style:style>
    <style:style style:name="P54" style:parent-style-name="Normál" style:family="paragraph">
      <style:text-properties style:font-name="Times New Roman" style:font-name-complex="Times New Roman" fo:font-size="14pt" style:font-size-asian="14pt"/>
    </style:style>
    <style:style style:name="P55" style:parent-style-name="Normál" style:family="paragraph">
      <style:text-properties style:font-name="Times New Roman" style:font-name-complex="Times New Roman" fo:font-size="14pt" style:font-size-asian="14pt"/>
    </style:style>
    <style:style style:name="P56" style:parent-style-name="Normál" style:family="paragraph">
      <style:text-properties style:font-name="Times New Roman" style:font-name-complex="Times New Roman" fo:font-size="14pt" style:font-size-asian="14pt"/>
    </style:style>
    <style:style style:name="P57" style:parent-style-name="Normál" style:family="paragraph">
      <style:text-properties style:font-name="Times New Roman" style:font-name-complex="Times New Roman" fo:font-size="14pt" style:font-size-asian="14pt"/>
    </style:style>
    <style:style style:name="P58" style:parent-style-name="Normál" style:family="paragraph">
      <style:paragraph-properties fo:break-before="page"/>
      <style:text-properties style:font-name="Times New Roman" style:font-name-complex="Times New Roman" fo:font-size="14pt" style:font-size-asian="14pt"/>
    </style:style>
    <style:style style:name="T59" style:parent-style-name="Bekezdésalapbetűtípusa" style:family="text">
      <style:text-properties style:language-asian="hu" style:country-asian="HU"/>
    </style:style>
    <style:style style:name="T60" style:parent-style-name="Bekezdésalapbetűtípusa" style:family="text">
      <style:text-properties style:language-asian="hu" style:country-asian="HU"/>
    </style:style>
    <style:style style:name="P61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T62" style:parent-style-name="Bekezdésalapbetűtípusa" style:family="text">
      <style:text-properties style:language-asian="hu" style:country-asian="HU"/>
    </style:style>
    <style:style style:name="P63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T64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T65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T66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T67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P68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T69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P70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T71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P72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T73" style:parent-style-name="Bekezdésalapbetűtípusa" style:family="text">
      <style:text-properties style:font-name="Times New Roman" style:font-name-complex="Times New Roman" fo:font-size="14pt" style:font-size-asian="14pt" style:language-asian="hu" style:country-asian="HU"/>
    </style:style>
    <style:style style:name="P74" style:parent-style-name="Normál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Normál" style:family="paragraph">
      <style:text-properties style:font-name="Times New Roman" style:font-name-complex="Times New Roman" fo:font-size="14pt" style:font-size-asian="14pt"/>
    </style:style>
    <style:style style:name="P76" style:parent-style-name="Normál" style:family="paragraph">
      <style:text-properties style:font-name="Times New Roman" style:font-name-complex="Times New Roman" fo:font-size="14pt" style:font-size-asian="14pt"/>
    </style:style>
    <style:style style:name="P77" style:parent-style-name="Normál" style:family="paragraph">
      <style:text-properties style:font-name="Times New Roman" style:font-name-complex="Times New Roman" fo:font-size="14pt" style:font-size-asian="14pt"/>
    </style:style>
    <style:style style:name="P78" style:parent-style-name="Normál" style:family="paragraph">
      <style:text-properties style:font-name="Times New Roman" style:font-name-complex="Times New Roman" fo:font-size="14pt" style:font-size-asian="14pt"/>
    </style:style>
    <style:style style:name="P79" style:parent-style-name="Normál" style:family="paragraph">
      <style:text-properties style:font-name="Times New Roman" style:font-name-complex="Times New Roman" fo:font-size="14pt" style:font-size-asian="14pt"/>
    </style:style>
    <style:style style:name="P80" style:parent-style-name="Normál" style:family="paragraph">
      <style:text-properties style:font-name="Times New Roman" style:font-name-complex="Times New Roman" fo:font-size="14pt" style:font-size-asian="14pt"/>
    </style:style>
    <style:style style:name="P81" style:parent-style-name="Normál" style:family="paragraph">
      <style:text-properties style:font-name="Times New Roman" style:font-name-complex="Times New Roman" fo:font-size="14pt" style:font-size-asian="14pt"/>
    </style:style>
    <style:style style:name="P82" style:parent-style-name="Normál" style:family="paragraph">
      <style:text-properties style:font-name="Times New Roman" style:font-name-complex="Times New Roman" fo:font-size="14pt" style:font-size-asian="14pt"/>
    </style:style>
    <style:style style:name="P83" style:parent-style-name="Normál" style:family="paragraph">
      <style:text-properties style:font-name="Times New Roman" style:font-name-complex="Times New Roman" fo:font-size="14pt" style:font-size-asian="14pt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">
      <style:graphic-properties style:wrap="run-through" style:run-through="foreground" draw:fill="none" draw:stroke="solid" svg:stroke-width="0.02083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Kincskeresés</text:p>
      <text:p text:style-name="P2">Melyik rejti a kincset?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ESET</text:p>
          </table:table-cell>
          <table:table-cell table:style-name="TableCell11">
            <text:p text:style-name="P12">ARANY</text:p>
          </table:table-cell>
          <table:table-cell table:style-name="TableCell13">
            <text:p text:style-name="P14">EZÜST</text:p>
          </table:table-cell>
          <table:table-cell table:style-name="TableCell15">
            <text:p text:style-name="P16">BRONZ</text:p>
          </table:table-cell>
        </table:table-row>
        <table:table-row table:style-name="TableRow17">
          <table:table-cell table:style-name="TableCell18">
            <text:p text:style-name="P19">1.</text:p>
          </table:table-cell>
          <table:table-cell table:style-name="TableCell20">
            <text:p text:style-name="P21">igaz</text:p>
          </table:table-cell>
          <table:table-cell table:style-name="TableCell22">
            <text:p text:style-name="P23">hamis</text:p>
          </table:table-cell>
          <table:table-cell table:style-name="TableCell24">
            <text:p text:style-name="P25">hamis</text:p>
          </table:table-cell>
        </table:table-row>
        <table:table-row table:style-name="TableRow26">
          <table:table-cell table:style-name="TableCell27">
            <text:p text:style-name="P28">2.</text:p>
          </table:table-cell>
          <table:table-cell table:style-name="TableCell29">
            <text:p text:style-name="P30">hamis</text:p>
          </table:table-cell>
          <table:table-cell table:style-name="TableCell31">
            <text:p text:style-name="P32">igaz</text:p>
          </table:table-cell>
          <table:table-cell table:style-name="TableCell33">
            <text:p text:style-name="P34">hamis</text:p>
          </table:table-cell>
        </table:table-row>
        <table:table-row table:style-name="TableRow35">
          <table:table-cell table:style-name="TableCell36">
            <text:p text:style-name="P37">3.</text:p>
          </table:table-cell>
          <table:table-cell table:style-name="TableCell38">
            <text:p text:style-name="P39">hamis</text:p>
          </table:table-cell>
          <table:table-cell table:style-name="TableCell40">
            <text:p text:style-name="P41">hamis</text:p>
          </table:table-cell>
          <table:table-cell table:style-name="TableCell42">
            <text:p text:style-name="P43">igaz</text:p>
          </table:table-cell>
        </table:table-row>
      </table:table>
      <text:p text:style-name="P44"/>
      <text:list text:style-name="LFO1" text:continue-numbering="true">
        <text:list-item>
          <text:p text:style-name="P45">eset:</text:p>
        </text:list-item>
      </text:list>
      <text:p text:style-name="P46">Nem lehetséges, mert akkor az arany nem hazudik (benne van a kincs) és az ezüst is hazudik (benne is van a kincs). Emellett a bronz is hazudik, tehát az arany igazat mondana.</text:p>
      <text:list text:style-name="LFO1" text:continue-numbering="true">
        <text:list-item>
          <text:p text:style-name="P47">eset:</text:p>
        </text:list-item>
      </text:list>
      <text:p text:style-name="P48">Nem lehetséges, mert az arany hazudik (nem ő rejti), az ezüst igazat mond (benne van) és a bronz is hazudik, tehát az arany igazat mondana (az arany rejtené).</text:p>
      <text:list text:style-name="LFO1" text:continue-numbering="true">
        <text:list-item>
          <text:p text:style-name="P49">eset:</text:p>
        </text:list-item>
      </text:list>
      <text:p text:style-name="P50">Az eset szerint az arany hazudik (nem benne van), az ezüst is hazudik (tehát benne van) és a bronz mond igazat (tehát az arany ténylegesen hazudik)</text:p>
      <text:p text:style-name="P51">A 3. eset alapján az ezüst ládában van a kincs.</text:p>
      <text:p text:style-name="P52"/>
      <text:p text:style-name="P53">Tervezés:</text:p>
      <text:p text:style-name="P54">Ládák generálása (mindig az ezüstben lesz a kincs)</text:p>
      <text:p text:style-name="P55">Feliratok kiírása</text:p>
      <text:p text:style-name="P56">Tipp bekérés</text:p>
      <text:p text:style-name="P57">Eldöntés, hogy jó ládát nyitott-e ki a játékos</text:p>
      <text:p text:style-name="P58"/>
      <text:soft-page-break/>
      <text:p text:style-name="Normál"><text:span text:style-name="T59"><draw:connector draw:type="line" svg:x1="3.19306in" svg:y1="1.26597in" svg:x2="3.20347in" svg:y2="1.82847in" draw:z-index="251679744" draw:id="id0" draw:style-name="a1" draw:name="Egyenes összekötő nyíllal 24" text:anchor-type="paragraph"><svg:title/><svg:desc/></draw:connector></text:span><text:span text:style-name="T60"><draw:frame draw:z-index="251676672" draw:id="id1" draw:style-name="a2" draw:name="Szövegdoboz 22" text:anchor-type="paragraph" svg:x="3.1875in" svg:y="2.9375in" svg:width="0.63542in" svg:height="0.41667in" style:rel-width="scale" style:rel-height="scale"><draw:text-box><text:p text:style-name="P61">igaz</text:p></draw:text-box><svg:title/><svg:desc/></draw:frame></text:span><text:span text:style-name="T62"><draw:frame draw:z-index="251678720" draw:id="id2" draw:style-name="a3" draw:name="Szövegdoboz 23" text:anchor-type="paragraph" svg:x="4.14097in" svg:y="1.96389in" svg:width="0.6875in" svg:height="0.41667in" style:rel-width="scale" style:rel-height="scale"><draw:text-box><text:p text:style-name="P63">hamis</text:p></draw:text-box><svg:title/><svg:desc/></draw:frame></text:span><text:span text:style-name="T64"><draw:connector draw:type="line" svg:x1="3.20347in" svg:y1="0.27639in" svg:x2="3.20347in" svg:y2="0.85972in" draw:z-index="251674624" draw:id="id3" draw:style-name="a5" draw:name="Egyenes összekötő nyíllal 20" text:anchor-type="paragraph"><svg:title/><svg:desc/></draw:connector></text:span><text:span text:style-name="T65"><draw:connector draw:type="standard" svg:x1="4.08889in" svg:y1="2.32847in" svg:x2="4.0368in" svg:y2="1.01597in" draw:z-index="251673600" draw:id="id4" draw:style-name="a7" draw:name="Szögletes összekötő 19" text:anchor-type="paragraph"><svg:title/><svg:desc/></draw:connector></text:span><text:span text:style-name="T66"><draw:connector draw:type="line" svg:x1="3.20347in" svg:y1="2.87014in" svg:x2="3.20347in" svg:y2="3.39097in" draw:z-index="251672576" draw:id="id5" draw:style-name="a9" draw:name="Egyenes összekötő nyíllal 18" text:anchor-type="paragraph"><svg:title/><svg:desc/></draw:connector></text:span><text:span text:style-name="T67"><draw:g draw:z-index="251669504" draw:name="Csoportba foglalás 13" draw:id="id8" draw:style-name="a12" text:anchor-type="paragraph"><svg:title/><svg:desc/><draw:custom-shape svg:x="2.34931in" svg:y="1.76597in" svg:width="1.73958in" svg:height="1.10417in" draw:id="id6" draw:style-name="a10" draw:name="Rombusz 11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frame draw:id="id7" draw:style-name="a11" draw:name="Szövegdoboz 12" svg:x="2.55764in" svg:y="2.13403in" svg:width="1.32292in" svg:height="0.42064in" style:rel-width="scale" style:rel-height="scale"><draw:text-box><text:p text:style-name="P68">T = ezüst láda</text:p></draw:text-box><svg:title/><svg:desc/></draw:frame></draw:g></text:span><text:span text:style-name="T69"><draw:g draw:z-index="251671552" draw:name="Csoportba foglalás 15" draw:id="id11" draw:style-name="a15" text:anchor-type="paragraph"><svg:title/><svg:desc/><draw:custom-shape svg:x="2.14097in" svg:y="3.38976in" svg:width="2.42708in" svg:height="0.48837in" draw:id="id9" draw:style-name="a13" draw:name="Romboid 16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draw:frame draw:id="id10" draw:style-name="a14" draw:name="Szövegdoboz 17" svg:x="2.48325in" svg:y="3.42464in" svg:width="1.96034in" svg:height="0.46512in" style:rel-width="scale" style:rel-height="scale"><draw:text-box><text:p text:style-name="P70">ki: „Megvan a kincs</text:p></draw:text-box><svg:title/><svg:desc/></draw:frame></draw:g></text:span><text:span text:style-name="T71"><draw:g draw:z-index="251661312" draw:name="Csoportba foglalás 7" draw:id="id14" draw:style-name="a18" text:anchor-type="paragraph"><svg:title/><svg:desc/><draw:custom-shape svg:x="2.41181in" svg:y="0.82847in" svg:width="1.625in" svg:height="0.4375in" draw:id="id12" draw:style-name="a16" draw:name="Romboid 4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draw:frame draw:id="id13" draw:style-name="a17" draw:name="Szövegdoboz 6" svg:x="2.64097in" svg:y="0.85972in" svg:width="1.3125in" svg:height="0.41667in" style:rel-width="scale" style:rel-height="scale"><draw:text-box><text:p text:style-name="P72">be: Tipp (T)</text:p></draw:text-box><svg:title/><svg:desc/></draw:frame></draw:g></text:span><text:span text:style-name="T73"><draw:g draw:z-index="251657216" draw:name="Csoportba foglalás 3" draw:id="id17" draw:style-name="a21" text:anchor-type="paragraph"><svg:title/><svg:desc/><draw:custom-shape svg:x="2.51597in" svg:y="-0.33819in" svg:width="1.30208in" svg:height="0.61458in" draw:id="id15" draw:style-name="a19" draw:name="Ellipszis 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6" draw:style-name="a20" draw:name="Szövegdoboz 2" svg:x="2.87014in" svg:y="-0.21319in" svg:width="0.63542in" svg:height="0.41667in" style:rel-width="scale" style:rel-height="scale"><draw:text-box><text:p text:style-name="P74">Start</text:p></draw:text-box><svg:title/><svg:desc/></draw:frame></draw:g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lnár Szabrina</meta:initial-creator>
    <dc:creator>Molnár Szabrina</dc:creator>
    <meta:creation-date>2022-06-05T11:13:00Z</meta:creation-date>
    <dc:date>2022-06-05T12:04:00Z</dc:date>
    <meta:template xlink:href="Normal" xlink:type="simple"/>
    <meta:editing-cycles>6</meta:editing-cycles>
    <meta:editing-duration>PT1140S</meta:editing-duration>
    <meta:document-statistic meta:page-count="2" meta:paragraph-count="1" meta:word-count="105" meta:character-count="834" meta:row-count="6" meta:non-whitespace-character-count="730"/>
  </office:meta>
</office:document-meta>
</file>